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solid" style:text-underline-color="font-color"/>
    </style:style>
    <style:style style:name="T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solid" style:text-underline-color="font-color"/>
    </style:style>
    <style:style style:name="T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4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4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4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4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4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_3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_5" style:family="text">
      <style:text-properties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p text:style-name="P1"><text:span text:style-name="T1_1">Curso</text:span><text:span text:style-name="T1_2"><text:s/>(</text:span><text:span text:style-name="T1_3">CódCurso</text:span><text:span text:style-name="T1_4">,</text:span><text:span text:style-name="T1_5">Nome</text:span><text:span text:style-name="T1_6">)</text:span></text:p>
      <text:p text:style-name="P2"/>
      <text:p text:style-name="P3"><text:span text:style-name="T3_1">Disciplina</text:span><text:span text:style-name="T3_2"><text:s/>(</text:span><text:span text:style-name="T3_3">CódDisc</text:span><text:span text:style-name="T3_4">,<text:s/></text:span><text:span text:style-name="T3_5">Fase</text:span><text:span text:style-name="T3_6">,<text:s/></text:span><text:span text:style-name="T3_7">CargHora</text:span><text:span text:style-name="T3_8">,<text:s/></text:span><text:span text:style-name="T3_9">CódCurso</text:span><text:span text:style-name="T3_10">,<text:s/></text:span><text:span text:style-name="T3_11">SiapeProf</text:span><text:span text:style-name="T3_12">,<text:s/></text:span><text:span text:style-name="T3_13">CargaHoraMin</text:span><text:span text:style-name="T3_14">)</text:span></text:p>
      <text:p text:style-name="P4"><text:span text:style-name="T4_1"><text:tab/></text:span><text:span text:style-name="T4_2">CódCurso</text:span><text:span text:style-name="T4_3"><text:s/></text:span><text:span text:style-name="T4_4">referencia</text:span><text:span text:style-name="T4_5"><text:s/></text:span><text:span text:style-name="T4_6">Curso</text:span></text:p>
      <text:p text:style-name="P5"><text:span text:style-name="T5_1"><text:tab/></text:span><text:span text:style-name="T5_2">SiapeProf</text:span><text:span text:style-name="T5_3"><text:s/></text:span><text:span text:style-name="T5_4">referencia</text:span><text:span text:style-name="T5_5"><text:s/></text:span><text:span text:style-name="T5_6">Professor</text:span></text:p>
      <text:p text:style-name="P6"/>
      <text:p text:style-name="P7"><text:span text:style-name="T7_1">Aluno</text:span><text:span text:style-name="T7_2">(</text:span><text:span text:style-name="T7_3">CpfAlu</text:span><text:span text:style-name="T7_4">,<text:s/></text:span><text:span text:style-name="T7_5">Nome</text:span><text:span text:style-name="T7_6">)</text:span></text:p>
      <text:p text:style-name="P8"/>
      <text:p text:style-name="P9"><text:span text:style-name="T9_1">Cursou</text:span><text:span text:style-name="T9_2">(</text:span><text:span text:style-name="T9_3">CpfAlu</text:span><text:span text:style-name="T9_4">,<text:s/></text:span><text:span text:style-name="T9_5">CódDisc</text:span><text:span text:style-name="T9_6">,<text:s/></text:span><text:span text:style-name="T9_7">Semestre</text:span><text:span text:style-name="T9_8">)</text:span></text:p>
      <text:p text:style-name="P10"><text:span text:style-name="T10_1"><text:tab/></text:span><text:span text:style-name="T10_2">CpfAlu</text:span><text:span text:style-name="T10_3"><text:s/></text:span><text:span text:style-name="T10_4">referencia</text:span><text:span text:style-name="T10_5"><text:s/></text:span><text:span text:style-name="T10_6">Aluno</text:span></text:p>
      <text:p text:style-name="P11"><text:span text:style-name="T11_1"><text:tab/></text:span><text:span text:style-name="T11_2">CódDisc</text:span><text:span text:style-name="T11_3"><text:s/></text:span><text:span text:style-name="T11_4">referencia</text:span><text:span text:style-name="T11_5"><text:s/></text:span><text:span text:style-name="T11_6">Disciplina</text:span></text:p>
      <text:p text:style-name="P12"/>
      <text:p text:style-name="P13"><text:span text:style-name="T13_1">Matrícula</text:span><text:span text:style-name="T13_2"><text:s/>(</text:span><text:span text:style-name="T13_3">NumMatricula</text:span><text:span text:style-name="T13_4">,<text:s/></text:span><text:span text:style-name="T13_5">CpfAlu</text:span><text:span text:style-name="T13_6">,<text:s/></text:span><text:span text:style-name="T13_7">CódCurso</text:span><text:span text:style-name="T13_8">)</text:span></text:p>
      <text:p text:style-name="P14"><text:span text:style-name="T14_1"><text:tab/></text:span><text:span text:style-name="T14_2">CpfAlu</text:span><text:span text:style-name="T14_3"><text:s/></text:span><text:span text:style-name="T14_4">referencia</text:span><text:span text:style-name="T14_5"><text:s/></text:span><text:span text:style-name="T14_6">Aluno</text:span></text:p>
      <text:p text:style-name="P15"><text:span text:style-name="T15_1"><text:tab/></text:span><text:span text:style-name="T15_2">CódCurso</text:span><text:span text:style-name="T15_3"><text:s/></text:span><text:span text:style-name="T15_4">referencia</text:span><text:span text:style-name="T15_5"><text:s/></text:span><text:span text:style-name="T15_6">Curso</text:span></text:p>
      <text:p text:style-name="P16"/>
      <text:p text:style-name="P17"><text:span text:style-name="T17_1">Professor</text:span><text:span text:style-name="T17_2">(</text:span><text:span text:style-name="T17_3">SiapeProf</text:span><text:span text:style-name="T17_4">,<text:s/></text:span><text:span text:style-name="T17_5">Nome</text:span><text:span text:style-name="T17_6">)</text:span></text:p>
      <text:p text:style-name="P18"/>
      <text:p text:style-name="P19"><text:span text:style-name="T19_1">PréRequisito</text:span><text:span text:style-name="T19_2">(</text:span><text:span text:style-name="T19_3">CódDisc</text:span><text:span text:style-name="T19_4">,<text:s/></text:span><text:span text:style-name="T19_5">PreReq</text:span><text:span text:style-name="T19_6">)</text:span></text:p>
      <text:p text:style-name="P20"><text:span text:style-name="T20_1"><text:tab/></text:span><text:span text:style-name="T20_2">CódDisc</text:span><text:span text:style-name="T20_3"><text:s/></text:span><text:span text:style-name="T20_4">referencia</text:span><text:span text:style-name="T20_5"><text:s/></text:span><text:span text:style-name="T20_6">Disciplina</text:span></text:p>
      <text:p text:style-name="P21"><text:span text:style-name="T21_1"><text:tab/></text:span><text:span text:style-name="T21_2">PréReq</text:span><text:span text:style-name="T21_3"><text:s/></text:span><text:span text:style-name="T21_4">referencia</text:span><text:span text:style-name="T21_5"><text:s/></text:span><text:span text:style-name="T21_6">Disciplina</text:span><text:span text:style-name="T21_7">(</text:span><text:span text:style-name="T21_8">CódDisc</text:span><text:span text:style-name="T21_9">)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